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2.25cm" fo:padding-top="0cm" fo:padding-bottom="0cm" fo:padding-left="0cm" fo:padding-right="0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999999" fo:font-family="'Computer Modern'" style:font-style-name="Sans Serif Bold Extended" style:font-pitch="variable" fo:font-size="24pt" fo:font-weight="bold" style:font-size-asian="24pt" style:font-size-complex="24pt"/>
    </style:style>
    <style:style style:name="P3" style:family="paragraph">
      <style:paragraph-properties fo:text-align="end"/>
      <style:text-properties fo:color="#ffffff" fo:font-family="'Computer Modern'" style:font-style-name="Sans Serif Bold Extended" style:font-pitch="variable" fo:font-size="24pt" fo:font-weight="bold" style:font-size-asian="24pt" style:font-size-complex="24pt"/>
    </style:style>
    <style:style style:name="T1" style:family="text">
      <style:text-properties fo:color="#999999" fo:font-family="'Computer Modern'" style:font-style-name="Sans Serif Bold Extended" style:font-pitch="variable" fo:font-size="24pt" fo:font-weight="bold" style:font-size-asian="24pt" style:font-size-complex="24pt"/>
    </style:style>
    <style:style style:name="T2" style:family="text">
      <style:text-properties fo:color="#ffffff" fo:font-family="'Computer Modern'" style:font-style-name="Sans Serif Bold Extended" style:font-pitch="variable"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0.25cm" svg:height="2.5cm" draw:transform="rotate (1.5707963267949) translate (15.7cm 23cm)">
          <draw:text-box>
            <text:p text:style-name="P1"><text:span text:style-name="T1">Max Mohr</text:span></text:p>
          </draw:text-box>
        </draw:frame>
        <draw:frame draw:style-name="gr1" draw:text-style-name="P3" draw:layer="layout" svg:width="10.25cm" svg:height="2.5cm" draw:transform="rotate (1.5707963267949) translate (15.7cm 12.75cm)">
          <draw:text-box>
            <text:p text:style-name="P1"><text:span text:style-name="T2">Die Heid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3.9cm" fo:page-height="25.5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 </meta:initial-creator>
    <meta:creation-date>2013-04-27T15:35:21</meta:creation-date>
    <dc:date>2013-04-27T22:19:31</dc:date>
    <dc:creator>Robert </dc:creator>
    <meta:editing-duration>PT2H46M25S</meta:editing-duration>
    <meta:editing-cycles>25</meta:editing-cycles>
    <meta:generator>LibreOffice/3.5$Linux_X86_64 LibreOffice_project/350m1$Build-2</meta:generator>
    <meta:document-statistic meta:object-count="2"/>
  </office:meta>
</office:document-meta>
</file>